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46870" officeooo:paragraph-rsid="00046870"/>
    </style:style>
    <style:style style:name="P2" style:family="paragraph" style:parent-style-name="Standard">
      <style:text-properties officeooo:rsid="00046870" officeooo:paragraph-rsid="0005bd81"/>
    </style:style>
    <style:style style:name="P3" style:family="paragraph" style:parent-style-name="Standard">
      <style:text-properties officeooo:rsid="00046870" officeooo:paragraph-rsid="0007a14c"/>
    </style:style>
    <style:style style:name="P4" style:family="paragraph" style:parent-style-name="Standard">
      <style:text-properties officeooo:rsid="0005bd81" officeooo:paragraph-rsid="0005bd81"/>
    </style:style>
    <style:style style:name="P5" style:family="paragraph" style:parent-style-name="Standard">
      <style:text-properties officeooo:rsid="0005bd81" officeooo:paragraph-rsid="0007a14c"/>
    </style:style>
    <style:style style:name="T1" style:family="text">
      <style:text-properties officeooo:rsid="0005bd81"/>
    </style:style>
    <style:style style:name="T2" style:family="text">
      <style:text-properties fo:font-weight="bold" style:font-weight-asian="bold" style:font-weight-complex="bold"/>
    </style:style>
    <style:style style:name="T3" style:family="text">
      <style:text-properties fo:font-weight="bold" officeooo:rsid="0007a14c" style:font-weight-asian="bold" style:font-weight-complex="bold"/>
    </style:style>
    <style:style style:name="T4" style:family="text">
      <style:text-properties fo:font-weight="normal" style:font-weight-asian="normal" style:font-weight-complex="normal"/>
    </style:style>
    <style:style style:name="T5" style:family="text">
      <style:text-properties fo:font-weight="normal" officeooo:rsid="0007a14c" style:font-weight-asian="normal" style:font-weight-complex="normal"/>
    </style:style>
    <style:style style:name="T6" style:family="text">
      <style:text-properties fo:font-weight="normal" officeooo:rsid="0007add7" style:font-weight-asian="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Written-Response questions:</text:p>
      <text:p text:style-name="P1">1.</text:p>
      <text:p text:style-name="P2"><text:tab/><text:span text:style-name="T2">a.</text:span> </text:p>
      <text:p text:style-name="P2"><text:tab/>Integrity.</text:p>
      <text:p text:style-name="P2"><text:tab/></text:p>
      <text:p text:style-name="P3"><text:tab/>The integrity is violated because <text:span text:style-name="T1">in this case, the accuracy and trustworthiness of the data can not be maintained. Since the machine could change the voting result without letting anyone notice (may altered by unauthorized people). I think the integrity is </text:span><text:span text:style-name="T5">compromised</text:span><text:span text:style-name="T1">. </text:span></text:p>
      <text:p text:style-name="P1"/>
      <text:p text:style-name="P4"><text:tab/><text:span text:style-name="T2">b.</text:span></text:p>
      <text:p text:style-name="P4"><text:span text:style-name="T2"><text:tab/></text:span><text:span text:style-name="T5">Availability</text:span><text:span text:style-name="T4"> </text:span><text:span text:style-name="T5">and Integrity</text:span></text:p>
      <text:p text:style-name="P4"><text:span text:style-name="T4"/></text:p>
      <text:p text:style-name="P4"><text:span text:style-name="T4"><text:tab/></text:span><text:span text:style-name="T5">In this case the availability is affected. The voting stations should be easy and convenient for all people to access, but by moving the station from the easy access locations for certain voters, the availability of the voting station is violated. Since it becomes harder for certain demographics of voters to vote, the integrity of the voting system is also compromised. Because the inconvenience may cause some people not going to vote which leads to inaccuracy and not trustworthy result.</text:span></text:p>
      <text:p text:style-name="P4"><text:span text:style-name="T5"/></text:p>
      <text:p text:style-name="P4"><text:span text:style-name="T5"><text:tab/></text:span><text:span text:style-name="T3">c.</text:span></text:p>
      <text:p text:style-name="P4"><text:span text:style-name="T3"><text:tab/></text:span><text:span text:style-name="T5">Confidentiality</text:span></text:p>
      <text:p text:style-name="P4"><text:span text:style-name="T5"/></text:p>
      <text:p text:style-name="P5"><text:span text:style-name="T5"><text:tab/>In this scenario, the confidentiality of the voting system is compromised since the some of the voting machine had internet access and already been accessed by </text:span><text:span text:style-name="T4">unauthorized people. </text:span><text:span text:style-name="T5">Letting sensitive information accessed by </text:span><text:span text:style-name="T4">unauthorized people </text:span><text:span text:style-name="T5">is violating confidentiality.</text:span></text:p>
      <text:p text:style-name="P5"><text:span text:style-name="T5"/></text:p>
      <text:p text:style-name="P5"><text:span text:style-name="T5"><text:tab/></text:span><text:span text:style-name="T3">d.</text:span></text:p>
      <text:p text:style-name="P5"><text:span text:style-name="T3"><text:tab/></text:span><text:span text:style-name="T5">Integrity</text:span></text:p>
      <text:p text:style-name="P5"><text:span text:style-name="T5"><text:tab/></text:span></text:p>
      <text:p text:style-name="P5"><text:span text:style-name="T5"><text:tab/></text:span><text:span text:style-name="T6">Since the false information has been distributed, there is a chance that the information has an influence on voters which may lead them to vote for the person they were not intend to vote for. This scenario will compromise the accuracy and trustworthiness of the voting result which compromise the integrity.</text:span></text:p>
      <text:p text:style-name="P5"><text:span text:style-name="T5"><text:tab/></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15T00:31:06.725812161</meta:creation-date>
    <dc:date>2019-05-15T01:08:23.800542185</dc:date>
    <meta:editing-duration>PT4M16S</meta:editing-duration>
    <meta:editing-cycles>1</meta:editing-cycles>
    <meta:generator>LibreOffice/6.0.7.3$Linux_X86_64 LibreOffice_project/00m0$Build-3</meta:generator>
    <meta:document-statistic meta:table-count="0" meta:image-count="0" meta:object-count="0" meta:page-count="1" meta:paragraph-count="17" meta:word-count="224" meta:character-count="1455" meta:non-whitespace-character-count="1228"/>
  </office:meta>
</office:document-meta>
</file>